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058b08"/>
    </style:style>
    <style:style style:name="P3" style:family="paragraph" style:parent-style-name="Text_20_body">
      <style:text-properties officeooo:paragraph-rsid="00058dd0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58dd0" style:font-size-asian="16pt" style:font-size-complex="16pt"/>
    </style:style>
    <style:style style:name="T3" style:family="text">
      <style:text-properties fo:font-size="40pt" style:text-underline-style="solid" style:text-underline-width="auto" style:text-underline-color="font-color" fo:font-weight="bold" officeooo:rsid="00058b08" style:font-size-asian="40pt" style:font-weight-asian="bold" style:font-size-complex="40pt" style:font-weight-complex="bold"/>
    </style:style>
    <style:style style:name="T4" style:family="text">
      <style:text-properties fo:color="#ce181e" fo:font-size="16pt" style:font-size-asian="16pt" style:font-size-complex="16pt"/>
    </style:style>
    <style:style style:name="T5" style:family="text">
      <style:text-properties fo:color="#ce181e" fo:font-size="16pt" fo:font-weight="bold" officeooo:rsid="00058dd0" style:font-size-asian="16pt" style:font-weight-asian="bold" style:font-size-complex="16pt" style:font-weight-complex="bold"/>
    </style:style>
    <style:style style:name="T6" style:family="text">
      <style:text-properties fo:color="#ce181e" fo:font-size="20pt" style:font-size-asian="20pt" style:font-size-complex="20pt"/>
    </style:style>
    <style:style style:name="T7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ce181e" fo:font-size="20pt" fo:font-weight="bold" officeooo:rsid="00058dd0" style:font-size-asian="20pt" style:font-weight-asian="bold" style:font-size-complex="2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<text:span text:style-name="T3">POWER OF Modulas</text:span></text:span></text:p>
      <text:p text:style-name="P3"><text:span text:style-name="T1">let a = nums[i] and b= nums[nums[i]]<text:line-break/>let nums=[0,2,1,5,3,4]<text:line-break/>if a = nums[3] = 5 then b = nums[nums[3]] = nums[5] = 4</text:span></text:p>
      <text:p text:style-name="P3"><text:span text:style-name="T2"/></text:p>
      <text:p text:style-name="P3"><text:span text:style-name="T2">One number can store two numbers.</text:span><text:span text:style-name="T1"><text:line-break/></text:span><text:span text:style-name="T8">a=5, b=4 <text:s text:c="2"/>(n should be greater then both a,b)</text:span></text:p>
      <text:p text:style-name="P3"><text:span text:style-name="T7">a+n</text:span><text:span text:style-name="Emphasis"><text:span text:style-name="T7">b = 5 + 6</text:span></text:span><text:span text:style-name="T7">4 = 29<text:line-break/>29%n = 29 % 6 = 5 = a; so formula for a = (a+nb)%n<text:line-break/>29/n = 29/6 = 4 = b ; so formula for b = (a+nb)/n</text:span></text:p>
      <text:p text:style-name="P3"><text:span text:style-name="T7"/></text:p>
      <text:p text:style-name="Text_20_body">so in the first step we will be calculating a+nb for each index and replacing element at this value by the obtained result.<text:line-break/>i.e,<text:line-break/>for(int i=0;i&lt;n;i++)<text:line-break/>{<text:line-break/>nums[i] = nums[i]+(n*(nums[nums[i]]%n)); // here %n is takrn to compensate the changes happened in previous iteration and get exat value of b;<text:line-break/>}<text:line-break/>in the next step we just have to replace value at each index by num[i]/n to get b which is equal to nums[nums[i]] ;<text:line-break/>i.e,<text:line-break/>for(int i=0;i&lt;n;i++)<text:line-break/>{<text:line-break/>nums[i]/=n;<text:line-break/>}<text:line-break/>and nums is the vector to be returned;</text:p>
      <text:p text:style-name="Text_20_body"/>
      <text:p text:style-name="Text_20_body"/>
      <text:p text:style-name="Text_20_body">For doing this I simply thought to store two values in one position, As the values in the input array are ranging from 0 to n-1 where n is length of array. I can simply store the input array value in modulo by n and modified value in divide by n. This solves my problem of adding extra space to my solution. All things are sorted out :)<text:line-break/>For example:<text:line-break/><text:soft-page-break/>input array: {1,0}<text:line-break/>so I simple used this equation nums[i]+=n*(nums[nums[i]]%n)<text:line-break/>It made my array {1,2}, so after dividing by 2 it resulted in {0,1} which is the correct answer.<text:line-break/>Space Complexity: O(1)<text:line-break/>Time Complexity: O(N).<text:line-break/>Here is the code for second approach:</text:p>
      <text:p text:style-name="Preformatted_20_Text"><text:span text:style-name="Source_20_Text">class Solution {</text:span></text:p>
      <text:p text:style-name="Preformatted_20_Text"><text:span text:style-name="Source_20_Text">public:</text:span></text:p>
      <text:p text:style-name="Preformatted_20_Text"><text:span text:style-name="Source_20_Text"><text:s text:c="4"/>vector&lt;int&gt; buildArray(vector&lt;int&gt;&amp; nums) {</text:span></text:p>
      <text:p text:style-name="Preformatted_20_Text"><text:span text:style-name="Source_20_Text"><text:s text:c="8"/>int n=nums.size();</text:span></text:p>
      <text:p text:style-name="Preformatted_20_Text"><text:span text:style-name="Source_20_Text"><text:s text:c="8"/>for(int i=0;i&lt;n;i++){</text:span></text:p>
      <text:p text:style-name="Preformatted_20_Text"><text:span text:style-name="Source_20_Text"><text:s text:c="12"/>nums[i]=nums[i]+(n*(nums[nums[i]]%n)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for(int i=0;i&lt;n;i++){</text:span></text:p>
      <text:p text:style-name="Preformatted_20_Text"><text:span text:style-name="Source_20_Text"><text:s text:c="12"/>nums[i]/=n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return nums;</text:span></text:p>
      <text:p text:style-name="Preformatted_20_Text"><text:span text:style-name="Source_20_Text"><text:s text:c="4"/>}</text:span></text:p>
      <text:p text:style-name="P1"><text:span text:style-name="Source_20_Text">}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0T19:32:50.985423758</meta:creation-date>
    <dc:date>2021-11-20T20:16:04.742572391</dc:date>
    <meta:editing-duration>PT15M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19" meta:word-count="299" meta:character-count="1704" meta:non-whitespace-character-count="1342"/>
  </office:meta>
</office:document-meta>
</file>